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ibernateMultiEntityManagerFactoryIntegrationTests.testEntityManagerFactoryImplementsEntityManagerFactory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ibernateMultiEntityManagerFactoryIntegrationTests.testEntityManagerFactory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ibernateMultiEntityManagerFactoryIntegrationTests.getConfig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